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rsid="0008fc3b" officeooo:paragraph-rsid="0008fc3b"/>
    </style:style>
    <style:style style:name="P2" style:family="paragraph" style:parent-style-name="Standard">
      <style:text-properties officeooo:rsid="0009ec2b" officeooo:paragraph-rsid="0009ec2b"/>
    </style:style>
    <style:style style:name="P3" style:family="paragraph" style:parent-style-name="Standard">
      <style:text-properties officeooo:rsid="000bbfcd" officeooo:paragraph-rsid="000bbfcd"/>
    </style:style>
    <style:style style:name="P4" style:family="paragraph" style:parent-style-name="Standard">
      <style:text-properties officeooo:rsid="000d7ae6" officeooo:paragraph-rsid="000d7ae6"/>
    </style:style>
    <style:style style:name="P5" style:family="paragraph" style:parent-style-name="Standard">
      <style:text-properties officeooo:paragraph-rsid="000d7ae6"/>
    </style:style>
    <style:style style:name="P6" style:family="paragraph" style:parent-style-name="Standard">
      <style:text-properties officeooo:rsid="0018dbfa" officeooo:paragraph-rsid="0018dbfa"/>
    </style:style>
    <style:style style:name="P7" style:family="paragraph" style:parent-style-name="normal">
      <style:text-properties officeooo:rsid="003355ba" officeooo:paragraph-rsid="000affa3"/>
    </style:style>
    <style:style style:name="P8" style:family="paragraph" style:parent-style-name="normal">
      <style:text-properties officeooo:rsid="003bb24d" officeooo:paragraph-rsid="000affa3"/>
    </style:style>
    <style:style style:name="P9" style:family="paragraph" style:parent-style-name="normal">
      <style:text-properties officeooo:rsid="003e9aab" officeooo:paragraph-rsid="000affa3"/>
    </style:style>
    <style:style style:name="P10" style:family="paragraph" style:parent-style-name="Standard">
      <style:text-properties officeooo:rsid="0018e38d" officeooo:paragraph-rsid="0018e38d"/>
    </style:style>
    <style:style style:name="P11" style:family="paragraph" style:parent-style-name="Standard">
      <style:text-properties officeooo:rsid="001bb132" officeooo:paragraph-rsid="001bb132"/>
    </style:style>
    <style:style style:name="P12" style:family="paragraph" style:parent-style-name="Standard">
      <style:text-properties officeooo:rsid="001f10a3" officeooo:paragraph-rsid="001f10a3"/>
    </style:style>
    <style:style style:name="P13" style:family="paragraph" style:parent-style-name="Standard">
      <style:text-properties officeooo:rsid="001f8b93" officeooo:paragraph-rsid="001f8b93"/>
    </style:style>
    <style:style style:name="P14" style:family="paragraph" style:parent-style-name="Standard">
      <style:text-properties officeooo:rsid="002090d9" officeooo:paragraph-rsid="002090d9"/>
    </style:style>
    <style:style style:name="T1" style:family="text">
      <style:text-properties officeooo:rsid="004206b8"/>
    </style:style>
    <style:style style:name="T2" style:family="text">
      <style:text-properties officeooo:rsid="0034ea71"/>
    </style:style>
    <style:style style:name="T3" style:family="text">
      <style:text-properties officeooo:rsid="003cb5ea"/>
    </style:style>
    <style:style style:name="T4" style:family="text">
      <style:text-properties officeooo:rsid="003e9aab"/>
    </style:style>
    <style:style style:name="T5" style:family="text">
      <style:text-properties officeooo:rsid="000ebbba"/>
    </style:style>
    <style:style style:name="T6" style:family="text">
      <style:text-properties officeooo:rsid="00101e4f"/>
    </style:style>
    <style:style style:name="T7" style:family="text">
      <style:text-properties officeooo:rsid="00130d99"/>
    </style:style>
    <style:style style:name="T8" style:family="text">
      <style:text-properties officeooo:rsid="0016dfb1"/>
    </style:style>
    <style:style style:name="T9" style:family="text">
      <style:text-properties officeooo:rsid="0018e38d"/>
    </style:style>
    <style:style style:name="T10" style:family="text">
      <style:text-properties officeooo:rsid="001e75c5"/>
    </style:style>
    <style:style style:name="T11" style:family="text">
      <style:text-properties officeooo:rsid="00203939"/>
    </style:style>
    <style:style style:name="T12" style:family="text">
      <style:text-properties officeooo:rsid="0022137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pitulo 2</text:p>
      <text:p text:style-name="P2">* Computación Paralela</text:p>
      <text:p text:style-name="P2"><text:s text:c="3"/>* Definición</text:p>
      <text:p text:style-name="P2"><text:s text:c="6"/>* Computación secuencial vs. paralela</text:p>
      <text:p text:style-name="P2"><text:s text:c="3"/>* Campos de aplicación de la computación paralela</text:p>
      <text:p text:style-name="P2"><text:s text:c="6"/>* Robar de la descripcion del proyecto que estaba originalmente en cap 1</text:p>
      <text:p text:style-name="P2"><text:s text:c="3"/>* Plataformas de Computación Paralela</text:p>
      <text:p text:style-name="P2"><text:s text:c="6"/>* Clasificación de Flynn</text:p>
      <text:p text:style-name="P2"><text:s text:c="6"/>* Memoria compartida y distribuida</text:p>
      <text:p text:style-name="P2"><text:s text:c="6"/>* Cluster, multicore, GPU</text:p>
      <text:p text:style-name="P2"/>
      <text:p text:style-name="P2">* Fortran</text:p>
      <text:p text:style-name="P2"><text:s text:c="2"/>* Con esta seccion no creo que haya problemas</text:p>
      <text:p text:style-name="P2"><text:s text:c="2"/>* <text:span text:style-name="T8">Agregaria fortran legacy apps (y definición de legacy apps) al principio. (a gpu approach...)</text:span></text:p>
      <text:p text:style-name="P2"/>
      <text:p text:style-name="P2">* OpenMP</text:p>
      <text:p text:style-name="P2"><text:s text:c="3"/>* Tampoco</text:p>
      <text:p text:style-name="P2"/>
      <text:p text:style-name="P2">* Optimización y paralelización de aplicaciones</text:p>
      <text:p text:style-name="P2"><text:s text:c="3"/>* Flujo de trabajo general de la optimización de aplicaciones</text:p>
      <text:p text:style-name="P2"><text:s text:c="3"/>* Tratamiento de Entrada/salida </text:p>
      <text:p text:style-name="P2"/>
      <text:p text:style-name="P2">* Aplicación XXXX (tiene nombre?)</text:p>
      <text:p text:style-name="P2"><text:s text:c="3"/>* Descripción de la aplicación</text:p>
      <text:p text:style-name="P2"><text:s text:c="3"/>* Uso que hace actualmente el usuario</text:p>
      <text:p text:style-name="P1"/>
      <text:p text:style-name="P8">En el pasado reciente, la herramienta más común para la solución de problemas de las ciencias computacionales fue la programación en lenguajes adaptados al cómputo científico, como FORTRAN. Cuando los recursos de computación (por ejemplo, con la aparición de la computadora personal) se hicieron accesibles a los investigadores individualmente, y a grupos de investigación de modestos presupuestos, esta herramienta se hizo popular y creó un modo de trabajo estándar de facto, <text:span text:style-name="T3">ampliamente extendido,</text:span> en las ciencias e ingenierías. <text:s/></text:p>
      <text:p text:style-name="P7"/>
      <text:p text:style-name="P7"><text:span text:style-name="T3">Con frecuencia, las soluciones producidas por este modo de trabajo eran </text:span>programas grandes, secuenciales y monolíticos. <text:span text:style-name="T3">Los problemas abordados por esta clase de </text:span>programas <text:span text:style-name="T3">se caracterizan por </text:span>gran<text:span text:style-name="T3">des demandas </text:span>de c<text:span text:style-name="T3">ó</text:span>mputo y de memoria, <text:span text:style-name="T3">recursos especialmente escasos desde los</text:span> <text:span text:style-name="T4">comienzos </text:span>de la computación. <text:span text:style-name="T3">Las decisiones de programación no </text:span>resultaban siempre eficientes, debido a que <text:span text:style-name="T3">su autor </text:span>no siempre era un profesional del área informática, sino el científico que necesitaba la solución. </text:p>
      <text:p text:style-name="P9">La evolución técnica y económica de los sistemas disponibles para los investigadores permitió la incorporación de plataformas paralelas, primero con la posibilidad de distribuir el cómputo entre varios equipos de computación a través de una red, luego con diferentes formas de arquitecturas paralelas de hardware. En estas plataformas, la multiplicidad de los recursos enfrenta al programador con un problema de programación y de administración de recursos aún más complejo.</text:p>
      <text:p text:style-name="P7">En este capítulo se presenta <text:span text:style-name="T1">el tratamiento de </text:span>estos problemas mediante la utilización de programación paralela. En la sección 2.1 se explicará en qu<text:span text:style-name="T1">é</text:span> consiste la programación paralela, explicando sintéticamente c<text:span text:style-name="T1">ó</text:span>mo funciona un programa paralelo, <text:span text:style-name="T1">cuáles son </text:span>las plataformas <text:s/><text:span text:style-name="T1">más utilizadas </text:span>de computación paralela <text:span text:style-name="T2">y sus modelos de comunicación (memoria compartida, pasaje de mensajes). En la sección 2.2 se presentará brevemente el lenguaje de programación Fortran y se explicará su uso a nivel científico. En las secciones 2.3 y 2.4 se presentan la interfaz de programación de aplicaciones OpenMP y su implementación en Fortran respectivamente. En la sección 2.5 se mostrará en qué consiste el proceso de optimización para paralelizar una aplicación y </text:span><text:soft-page-break/><text:span text:style-name="T2">por último en la sección 2.6 se presentará la aplicación cientifica núcleo de esta Tesis y se describirá muy brevemente el problema que resuelve.</text:span></text:p>
      <text:p text:style-name="P1"/>
      <text:p text:style-name="P1"/>
      <text:p text:style-name="P3">##<text:span text:style-name="T7">Visión general del procesamiento paralelo</text:span></text:p>
      <text:p text:style-name="P3"/>
      <text:p text:style-name="P4">Lograr completar un trabajo mucho mas rápido al desempeñar múltiples tareas simultáneamente es la fuerza impulsora detrás del procesamiento paralelo.</text:p>
      <text:p text:style-name="P4">Hace ya varios años, Michael Flynn propuso un modelo sencillo y común de categorizar todas las computadoras que continua siendo útil y aplicable. Las categorías son determinadas por el flujo de instrucciones y el flujo de datos que la computadora puede procesar en cualquier instante dado. Todas las computadoras pueden ser ubicadas en una de las siguientes cuatro categorías:</text:p>
      <text:p text:style-name="P4"/>
      <text:p text:style-name="P4">*Single Instruction, Single Data (SISD) – <text:span text:style-name="T5">En español “una instrucción, un dato”. </text:span>Esta es la computadora mas común en el mercado hoy en día, <text:span text:style-name="T5">un sistema mono procesador con un flujo de instrucciones y un flujo de datos. Gran parte de las PCs caen en esta categoría.</text:span></text:p>
      <text:p text:style-name="P4">*<text:span text:style-name="T5">Multiple Instruction, Single Data (MISD) – “Múltiples instrucciones, un dato”. El mismo conjunto de datos es tratado por múltiples procesadores. No hay un sistema de este tipo que haya sido construido para venta al público o en otro ámbito.</text:span></text:p>
      <text:p text:style-name="P4">*Single Instruction, Multiple Data (SIMD) – “Una instrucción, múltiples datos”. Varios flujos de datos son procesados por varios procesadores, donde cada uno de ellos ejecuta el mismo flujo de instrucciones. Maquinas de este tipo tienen un solo procesador que ejecuta el flujo único de instrucciones y despacha subconjuntos de esas instrucciones a todos los demás procesadores (que generalmente son de diseño mucho mas simple). Cada uno de estos procesadores “esclavos” ejecutan su propio flujo de datos. Este tipo de computadoras (SIMD) no son muy flexibles. Son buenas para aplicaciones que desempeñan las mismas operaciones en una gran cantidad de datos, como el álgebra lineal, pero no se desempeñan bien con flujos de instrucciones que tienen varias cantidades de ramificaciones (una descripción que se ajusta a la mayoría de las aplicaciones modernas).</text:p>
      <text:p text:style-name="P5">*<text:span text:style-name="T6">Multiple Instruction, Multiple Data (MIMD) – “Múltiples instrucciones, múltiples datos”. Esto aplica a máquinas que poseen múltiples procesadores los cuales son capaces de ejecutar flujos de instrucciones independientes usando flujos de datos propios y separados. Tales maquinas son mucho mas flexibles que los sistemas SIMD y en la actualidad hay cientos de diferentes maquinas MIMD disponibles.</text:span></text:p>
      <text:p text:style-name="P5"/>
      <text:p text:style-name="P5"/>
      <text:p text:style-name="P6">## Modelos Paralelos</text:p>
      <text:p text:style-name="P6"/>
      <text:p text:style-name="P6">Desde la perspectiva del sistema operativo, hay dos medios importantes de conseguir procesamiento paralelo: múltiples procesos y múltiples hilos.</text:p>
      <text:p text:style-name="P6"/>
      <text:p text:style-name="P6">Cuando uno ejecuta un programa en una computadora, <text:span text:style-name="T9">el sistema operativo crea una entidad llamada “proceso” la cual tiene un conjunto de recursos asociados. Estos recursos incluyen, pero no están limitados a, estructuras de datos con información del proceso, un espacio de direcciones virtuales el cual contiene las instrucciones del programa y datos, y al menos un hilo. </text:span></text:p>
      <text:p text:style-name="P10">¿Qué es un hilo? Un hilo es un flujo de control independiente dentro del proceso, compuesto de un contexto (el cual incluye un conjunto de registros) y una secuencia de instrucciones para ejecutar. Por flujo de control independiente, nos referimos a un camino de ejecución a través del programa.</text:p>
      <text:p text:style-name="P10"/>
      <text:p text:style-name="P11">Actualmente hay distintos niveles de paralelismo en los sistemas de computación. Por ejemplo los procesadores VLIW y los RISC superescalares, alcanzan paralelismo en el nivel de instrucción (ejecutar varías instrucciones de bajo nivel al mismo tiempo). Para este trabajo de tesis utilizamos el <text:soft-page-break/>termino procesamiento paralelo para indicar que mas de un hilo de ejecución se está ejecutando en un único programa. Lo cual también permite que mas de un proceso pueda cumplir con procesamiento paralelo. Dicho esto podemos categorizar el procesamiento paralelo en tres categorías:</text:p>
      <text:p text:style-name="P11"/>
      <text:p text:style-name="P11">*<text:span text:style-name="T10">Paralelismo de procesos: usar mas de un proceso para desempeñar un conjunto de tareas.</text:span></text:p>
      <text:p text:style-name="P11">*<text:span text:style-name="T10">Paralelismo de hilos: usar múltiples hilos dentro de un único proceso para ejecutar un conjunto de tareas.</text:span></text:p>
      <text:p text:style-name="P11">*<text:span text:style-name="T10">Paralelismo hibrido: usar múltiples procesos, donde al menos uno de ellos es un proceso paralelo con hilos, para desempeñar un conjunto de tareas.</text:span></text:p>
      <text:p text:style-name="P11"/>
      <text:p text:style-name="P12">¿Qué razones hay para utilizar paralelización con hilos si con múltiples procesos se puede conseguir paralelismo? Al menos existen dos razones potenciales: conservación de recursos del sistema y ejecución mas rápida.</text:p>
      <text:p text:style-name="P12">Los hilos comparten acceso a los datos del proceso, archivos abiertos y otros atributos del proceso. Compartir datos e instrucciones puede disminuir dramáticamente los requerimientos de recursos para un trabajo en particular. En contraste, una colección de procesos a menudo deberá duplicar las áreas de datos e instrucciones en memoria para un trabajo.</text:p>
      <text:p text:style-name="P12"/>
      <text:p text:style-name="P12">##Conceptos básicos de hilos</text:p>
      <text:p text:style-name="P12"/>
      <text:p text:style-name="P13">Un hilo es mas simple de administrar ya que no incluye todos los atributos de un proceso. Pueden ser creados y destruidos mucho más rápido que un proceso. Los hilos tienen otros atributos importantes, relacionados al desempeño.</text:p>
      <text:p text:style-name="P13">Un hilo ocioso es uno que no tiene procesamiento para hacer y está esperando por su próximo conjunto de tareas. Por lo general el hilo es puesto en estado de espera (wait) al chequear una variable especial, que usualmente puede tener dos valores, bloqueado o desbloqueado, es decir que debe esperar o puede continuar procesando, respectivamente.</text:p>
      <text:p text:style-name="P13">Los hilos ociosos pueden ser suspendidos o dejar en un giro de espera. Los hilos suspendidos liberan el procesador donde se estaban ejecutando. Los que están en giro de espera van a chequear repetidamente la variable para ver si ya están desbloqueados, sin liberar el procesador para otros procesos. Como resultado de esto el rendimiento del sistema puede degradarse drásticamente. Sin embargo, reiniciar un hilo suspendido puede llevar cientos, si no miles, de cliclos de procesador.</text:p>
      <text:p text:style-name="P13">Otro atributo de los hilos es la afinidad. Esto es la práctica de al reiniciar un hilo mantenerlo en ejecución en el procesador donde se estaba ejecutando previamente, por la mayor cantidad de tiempo posible. Esto habilita al hilo a beneficiarse de los datos que habían sido puestos en cache durante su ejecución previa, <text:span text:style-name="T11">si no debería cargar todos los datos necesarios para su ejecución desde la memoria a la cache del nuevo procesador.</text:span></text:p>
      <text:p text:style-name="P13"/>
      <text:p text:style-name="P14">##Hilos POSIX</text:p>
      <text:p text:style-name="P14"/>
      <text:p text:style-name="P14">Recién en 1995 se establece un estándar para la programación de hilos, a pesar de que hacía décadas los fabricantes de computadoras venían implementando hilos en sus sistemas operativos. Es parte del estándar POSIX (Portable Operating System Interface), en particular la porción POSIX 1003.1c. Incluye las funciones y las Interfaces de Programación de Aplicación (APIs) que soportan múltiples flujos de control dentro de un proceso. Hilos creados y manipulados vía este estándar son generalmente indicados como pthreads. <text:span text:style-name="T12">Previo al establecimiento de este estándar, las APIs de hilos eran especificas del fabricante del hardware, lo que hacía muy dificil la portabilidad de aplicaciones paralelas con hilos. Combinado con la complejidad de reescribir aplicaciones para utilizar y beneficiarse de control de hilos explicito, resultaba en muy pocas aplicaciones paralelas con hilos.</text:span></text:p>
      <text:p text:style-name="P14"/>
      <text:p text:style-name="P14">##Directivas del compilador y OpenMP</text:p>
      <text:p text:style-name="P14"><text:soft-page-break/></text:p>
      <text:p text:style-name="P14">El uso de directivas del compilador para conseguir paralelismo es un intento para aliviar la complejidad y problemas de portabilidad.</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margin-top="0cm" fo:margin-bottom="0cm" loext:contextual-spacing="false" fo:line-height="100%" fo:orphans="2" fo:widows="2" style:writing-mode="lr-tb"/>
      <style:text-properties fo:color="#000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s Huayquil </meta:initial-creator>
    <meta:creation-date>2016-06-30T10:51:05.804155754</meta:creation-date>
    <dc:date>2016-07-02T18:07:29.916811916</dc:date>
    <dc:creator>Andres Huayquil </dc:creator>
    <meta:editing-duration>PT3H20M36S</meta:editing-duration>
    <meta:editing-cycles>11</meta:editing-cycles>
    <meta:generator>LibreOffice/5.1.3.2$Linux_X86_64 LibreOffice_project/10m0$Build-2</meta:generator>
    <meta:document-statistic meta:table-count="0" meta:image-count="0" meta:object-count="0" meta:page-count="4" meta:paragraph-count="51" meta:word-count="1582" meta:character-count="10404" meta:non-whitespace-character-count="8805"/>
  </office:meta>
</office:document-meta>
</file>